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Quadra 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3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F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I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 table:style-name="ce2" office:value-type="float" office:value="88">
            <text:p>88</text:p>
          </table:table-cell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3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</table:table>
      <table:table table:name="Quadra 2" table:style-name="ta1">
        <table:table-column table:style-name="co1" table:number-columns-repeated="3" table:default-cell-style-name="ce2"/>
        <table:table-row table:style-name="ro1">
          <table:table-cell office:value-type="string">
            <text:p>22-A 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22-A 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string">
            <text:p>22-B 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ce1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1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1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1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1"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</table:table>
      <table:table table:name="Quadra 3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string">
            <text:p>3-C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3-D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3-E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3-F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17-A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3" office:value-type="float" office:value="193">
            <text:p>19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</table:table>
      <table:table table:name="Quadra 4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5" office:value-type="string">
            <text:p>6 - 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5" office:value-type="string">
            <text:p>6 - 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5" office:value-type="string">
            <text:p>6 - 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5" office:value-type="string">
            <text:p>6 - 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5" office:value-type="string">
            <text:p>6 - 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57-0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152/1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</table:table>
      <table:table table:name="Quadra 5" table:style-name="ta1">
        <table:table-column table:style-name="co1" table:number-columns-repeated="3" table:default-cell-style-name="ce2"/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table:style-name="ce1" office:value-type="string">
            <text:p>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table:style-name="ce1" office:value-type="string">
            <text:p>E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</table:table>
      <table:table table:name="Quadra 6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table:style-name="ce5" office:value-type="string">
            <text:p>06-0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13-A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13-A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table:style-name="ce1" office:value-type="string">
            <text:p>54-02</text:p>
          </table:table-cell>
          <table:table-cell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style-name="ce1" office:value-type="string">
            <text:p>54-0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  <table:table-row table:style-name="ro1">
          <table:table-cell table:style-name="ce1" office:value-type="float" office:value="498">
            <text:p>49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style-name="ce1" office:value-type="float" office:value="499">
            <text:p>499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</table:table-row>
      </table:table>
      <table:table table:name="Quadra 7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1" office:value-type="string">
            <text:p>10-B</text:p>
          </table:table-cell>
          <table:table-cell office:value-type="float" office:value="7">
            <text:p>7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office:value-type="string">
            <text:p>10-B</text:p>
          </table:table-cell>
          <table:table-cell table:style-name="ce1"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office:value-type="float" office:value="7">
            <text:p>7</text:p>
          </table:table-cell>
          <table:table-cell table:style-name="ce1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6"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209-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1"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">
            <text:p>7</text:p>
          </table:table-cell>
          <table:table-cell table:style-name="ce1" office:value-type="string">
            <text:p>H</text:p>
          </table:table-cell>
        </table:table-row>
      </table:table>
      <table:table table:name="Quadra 8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121 - 0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139 - 0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table:style-name="ce6" office:value-type="float" office:value="161">
            <text:p>16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</table:table>
      <table:table table:name="Quadra 9" table:style-name="ta1"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7" office:value-type="string">
            <text:p>02 <text:s/>0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I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5" office:value-type="string">
            <text:p>27-0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7" office:value-type="string">
            <text:p>02 <text:s/>0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number-columns-repeated="2"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7">
            <text:p>27</text:p>
          </table:table-cell>
          <table:table-cell table:style-name="ce4"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table:style-name="ce5" office:value-type="string">
            <text:p>27-0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51">
            <text:p>51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table:style-name="ce3" office:value-type="float" office:value="53">
            <text:p>53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54">
            <text:p>54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table:style-name="ce3" office:value-type="float" office:value="82">
            <text:p>82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88">
            <text:p>8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1" office:value-type="float" office:value="104">
            <text:p>10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108">
            <text:p>10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119">
            <text:p>119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  <table:table-cell table:number-columns-repeated="3"/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1">
            <text:p>14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6">
            <text:p>14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5" office:value-type="float" office:value="174">
            <text:p>17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table:style-name="ce3" office:value-type="float" office:value="149">
            <text:p>149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3">
            <text:p>16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4">
            <text:p>16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6">
            <text:p>16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7">
            <text:p>16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8">
            <text:p>16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69">
            <text:p>169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71">
            <text:p>17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  <table:table-cell office:value-type="float" office:value="172">
            <text:p>17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3"/>
          <table:table-cell table:style-name="ce5" office:value-type="float" office:value="174">
            <text:p>17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number-columns-repeated="3"/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number-columns-repeated="3"/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79">
            <text:p>17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2">
            <text:p>18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5">
            <text:p>18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8">
            <text:p>18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 office:value-type="float" office:value="200">
            <text:p>20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10">
            <text:p>210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 office:value-type="float" office:value="210">
            <text:p>21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 office:value-type="float" office:value="230">
            <text:p>23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J</text:p>
          </table:table-cell>
        </table:table-row>
      </table:table>
      <table:table table:name="Quadra 10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style-name="ce1" office:value-type="string">
            <text:p>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L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table:style-name="ce1" office:value-type="string">
            <text:p>195-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I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4"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string">
            <text:p>B</text:p>
          </table:table-cell>
        </table:table-row>
      </table:table>
      <table:table table:name="Quadra 11" table:style-name="ta1">
        <table:table-column table:style-name="co1" table:number-columns-repeated="3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6"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table:style-name="ce1" office:value-type="string">
            <text:p>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M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11">
            <text:p>11</text:p>
          </table:table-cell>
          <table:table-cell office:value-type="string">
            <text:p>M</text:p>
          </table:table-cell>
        </table:table-row>
      </table:table>
      <table:table table:name="Quadra 12" table:style-name="ta1">
        <table:table-column table:style-name="co1" table:number-columns-repeated="3" table:default-cell-style-name="ce2"/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45 - 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86-2</text:p>
          </table:table-cell>
          <table:table-cell office:value-type="float" office:value="12">
            <text:p>12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office:value-type="string">
            <text:p>86-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92-0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131/02</text:p>
          </table:table-cell>
          <table:table-cell office:value-type="float" office:value="12">
            <text:p>12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5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00:37:03.71</meta:creation-date>
    <dc:date>2013-08-07T00:58:07.98</dc:date>
    <meta:editing-duration>P0D</meta:editing-duration>
    <meta:editing-cycles>1</meta:editing-cycles>
    <meta:document-statistic meta:table-count="12" meta:cell-count="8386" meta:object-count="0"/>
    <meta:generator>LibreOffice/4.0.2.2$Windows_x86 LibreOffice_project/4c82dcdd6efcd48b1d8bba66bfe1989deee49c3</meta:generator>
  </office:meta>
</office:document-meta>
</file>